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opacity="80%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3cm" fo:min-width="7.69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3cm" fo:min-width="2.19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3cm" fo:min-width="4.9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3cm" fo:min-width="4.11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5cm" fo:min-width="4.15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5cm" fo:min-width="3.1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5cm" fo:min-width="2.76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5cm" fo:min-width="3.23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1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5cm" fo:min-width="3.9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2cm" fo:min-width="1.932cm"/>
    </style:style>
    <style:style style:name="P1" style:family="paragraph">
      <loext:graphic-properties draw:fill="none"/>
      <style:paragraph-properties fo:text-align="center"/>
      <style:text-properties fo:font-size="13pt" style:font-size-asian="18pt" style:font-size-complex="18pt"/>
    </style:style>
    <style:style style:name="P2" style:family="paragraph">
      <style:text-properties fo:font-size="8.89999961853027pt" style:font-size-asian="18pt" style:font-size-complex="18pt"/>
    </style:style>
    <style:style style:name="P3" style:family="paragraph">
      <loext:graphic-properties draw:fill="none" draw:fill-color="#ffffff"/>
      <style:text-properties fo:font-size="8.89999961853027pt" style:font-size-asian="18pt" style:font-size-complex="18pt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text-style-name="P1" draw:layer="layout" svg:width="25.112cm" svg:height="11.033cm" draw:transform="rotate (-3.14159265358979) translate (27.3481158586761cm 14.76740433213cm)" svg:viewBox="0 0 25113 11034" draw:points="137,11034 25113,11034 25113,0 23329,0 23329,10324 0,10324 0,11034">
          <text:p/>
        </draw:polygon>
        <draw:line draw:style-name="gr2" draw:text-style-name="P1" draw:layer="layout" svg:x1="21.313cm" svg:y1="5.428cm" svg:x2="27.279cm" svg:y2="5.428cm">
          <text:p/>
        </draw:line>
        <draw:line draw:style-name="gr2" draw:text-style-name="P1" draw:layer="layout" svg:x1="21.313cm" svg:y1="4.444cm" svg:x2="21.313cm" svg:y2="14.671cm">
          <text:p/>
        </draw:line>
        <draw:line draw:style-name="gr2" draw:text-style-name="P1" draw:layer="layout" svg:x1="4.101cm" svg:y1="5.798cm" svg:x2="21.278cm" svg:y2="5.766cm">
          <text:p/>
        </draw:line>
        <draw:line draw:style-name="gr2" draw:text-style-name="P1" draw:layer="layout" svg:x1="11.919cm" svg:y1="5.573cm" svg:x2="12.056cm" svg:y2="14.703cm">
          <text:p/>
        </draw:line>
        <draw:line draw:style-name="gr2" draw:text-style-name="P1" draw:layer="layout" svg:x1="11.919cm" svg:y1="7.154cm" svg:x2="21.177cm" svg:y2="7.154cm">
          <text:p/>
        </draw:line>
        <draw:line draw:style-name="gr2" draw:text-style-name="P1" draw:layer="layout" svg:x1="18.501cm" svg:y1="6.589cm" svg:x2="18.501cm" svg:y2="14.832cm">
          <text:p/>
        </draw:line>
        <draw:line draw:style-name="gr2" draw:text-style-name="P1" draw:layer="layout" svg:x1="4.033cm" svg:y1="7.154cm" svg:x2="11.919cm" svg:y2="7.154cm">
          <text:p/>
        </draw:line>
        <draw:line draw:style-name="gr2" draw:text-style-name="P1" draw:layer="layout" svg:x1="4.033cm" svg:y1="8.509cm" svg:x2="12.056cm" svg:y2="8.509cm">
          <text:p/>
        </draw:line>
        <draw:line draw:style-name="gr2" draw:text-style-name="P1" draw:layer="layout" svg:x1="9.038cm" svg:y1="8.154cm" svg:x2="9.038cm" svg:y2="14.703cm">
          <text:p/>
        </draw:line>
        <draw:line draw:style-name="gr2" draw:text-style-name="P1" draw:layer="layout" svg:x1="4.033cm" svg:y1="9.896cm" svg:x2="9.106cm" svg:y2="9.896cm">
          <text:p/>
        </draw:line>
        <draw:line draw:style-name="gr2" draw:text-style-name="P1" draw:layer="layout" svg:x1="4.033cm" svg:y1="10.994cm" svg:x2="9.038cm" svg:y2="10.994cm">
          <text:p/>
        </draw:line>
        <draw:line draw:style-name="gr2" draw:text-style-name="P1" draw:layer="layout" svg:x1="4.033cm" svg:y1="11.993cm" svg:x2="9.038cm" svg:y2="11.993cm">
          <text:p/>
        </draw:line>
        <draw:line draw:style-name="gr2" draw:text-style-name="P1" draw:layer="layout" svg:x1="11.919cm" svg:y1="8.509cm" svg:x2="18.501cm" svg:y2="8.509cm">
          <text:p/>
        </draw:line>
        <draw:line draw:style-name="gr2" draw:text-style-name="P1" draw:layer="layout" svg:x1="12.056cm" svg:y1="10.606cm" svg:x2="18.501cm" svg:y2="10.606cm">
          <text:p/>
        </draw:line>
        <draw:line draw:style-name="gr2" draw:text-style-name="P1" draw:layer="layout" svg:x1="16.17cm" svg:y1="8.251cm" svg:x2="16.17cm" svg:y2="10.606cm">
          <text:p/>
        </draw:line>
        <draw:line draw:style-name="gr2" draw:text-style-name="P1" draw:layer="layout" svg:x1="12.056cm" svg:y1="11.896cm" svg:x2="18.57cm" svg:y2="11.896cm">
          <text:p/>
        </draw:line>
        <draw:line draw:style-name="gr2" draw:text-style-name="P1" draw:layer="layout" svg:x1="12.056cm" svg:y1="13.123cm" svg:x2="18.433cm" svg:y2="13.123cm">
          <text:p/>
        </draw:line>
        <draw:line draw:style-name="gr2" draw:text-style-name="P1" draw:layer="layout" svg:x1="16.307cm" svg:y1="11.638cm" svg:x2="16.307cm" svg:y2="13.106cm">
          <text:p/>
        </draw:line>
        <draw:line draw:style-name="gr2" draw:text-style-name="P1" draw:layer="layout" svg:x1="27.348cm" svg:y1="4.444cm" svg:x2="27.348cm" svg:y2="14.671cm">
          <text:p/>
        </draw:line>
        <draw:frame draw:style-name="gr3" draw:text-style-name="P3" draw:layer="layout" svg:width="8.199cm" svg:height="0.603cm" svg:x="11.301cm" svg:y="3.878cm">
          <draw:text-box>
            <text:p text:style-name="P2">Neue Zeile ! Neuer Saldo</text:p>
          </draw:text-box>
        </draw:frame>
        <draw:frame draw:style-name="gr4" draw:text-style-name="P3" draw:layer="layout" svg:width="2.694cm" svg:height="0.603cm" svg:x="10.342cm" svg:y="4.653cm">
          <draw:text-box>
            <text:p text:style-name="P2">Datum</text:p>
          </draw:text-box>
        </draw:frame>
        <draw:frame draw:style-name="gr5" draw:text-style-name="P3" draw:layer="layout" svg:width="1.577cm" svg:height="0.66cm" svg:x="8.011cm" svg:y="5.265cm">
          <draw:text-box>
            <text:p text:style-name="P2">ja</text:p>
          </draw:text-box>
        </draw:frame>
        <draw:frame draw:style-name="gr5" draw:text-style-name="P3" draw:layer="layout" svg:width="2.538cm" svg:height="0.66cm" svg:x="15.004cm" svg:y="5.265cm">
          <draw:text-box>
            <text:p text:style-name="P2">nein</text:p>
          </draw:text-box>
        </draw:frame>
        <draw:frame draw:style-name="gr5" draw:text-style-name="P3" draw:layer="layout" svg:width="1.577cm" svg:height="0.66cm" svg:x="5.679cm" svg:y="7.943cm">
          <draw:text-box>
            <text:p text:style-name="P2">ja</text:p>
          </draw:text-box>
        </draw:frame>
        <draw:frame draw:style-name="gr5" draw:text-style-name="P3" draw:layer="layout" svg:width="1.577cm" svg:height="0.66cm" svg:x="13.702cm" svg:y="11.266cm">
          <draw:text-box>
            <text:p text:style-name="P2">ja</text:p>
          </draw:text-box>
        </draw:frame>
        <draw:frame draw:style-name="gr5" draw:text-style-name="P3" draw:layer="layout" svg:width="1.577cm" svg:height="0.66cm" svg:x="15.074cm" svg:y="6.555cm">
          <draw:text-box>
            <text:p text:style-name="P2">ja</text:p>
          </draw:text-box>
        </draw:frame>
        <draw:frame draw:style-name="gr6" draw:text-style-name="P3" draw:layer="layout" svg:width="2.538cm" svg:height="0.659cm" svg:x="16.033cm" svg:y="7.912cm">
          <draw:text-box>
            <text:p text:style-name="P2">nein</text:p>
          </draw:text-box>
        </draw:frame>
        <draw:frame draw:style-name="gr5" draw:text-style-name="P3" draw:layer="layout" svg:width="2.538cm" svg:height="0.66cm" svg:x="16.103cm" svg:y="11.299cm">
          <draw:text-box>
            <text:p text:style-name="P2">nein</text:p>
          </draw:text-box>
        </draw:frame>
        <draw:frame draw:style-name="gr7" draw:text-style-name="P3" draw:layer="layout" svg:width="5.477cm" svg:height="0.603cm" svg:x="5.611cm" svg:y="6.169cm">
          <draw:text-box>
            <text:p text:style-name="P2">writeActive=true</text:p>
          </draw:text-box>
        </draw:frame>
        <draw:frame draw:style-name="gr8" draw:text-style-name="P3" draw:layer="layout" svg:width="4.614cm" svg:height="0.603cm" svg:x="5.477cm" svg:y="7.363cm">
          <draw:text-box>
            <text:p text:style-name="P2">written==true</text:p>
          </draw:text-box>
        </draw:frame>
        <draw:frame draw:style-name="gr5" draw:text-style-name="P3" draw:layer="layout" svg:width="2.538cm" svg:height="0.66cm" svg:x="9.384cm" svg:y="7.943cm">
          <draw:text-box>
            <text:p text:style-name="P2">nein</text:p>
          </draw:text-box>
        </draw:frame>
        <draw:frame draw:style-name="gr9" draw:text-style-name="P3" draw:layer="layout" svg:width="4.657cm" svg:height="0.955cm" svg:x="4.445cm" svg:y="8.718cm">
          <draw:text-box>
            <text:p text:style-name="P2">Speicherung </text:p>
            <text:p text:style-name="P2">schreiben</text:p>
          </draw:text-box>
        </draw:frame>
        <draw:frame draw:style-name="gr10" draw:text-style-name="P3" draw:layer="layout" svg:width="3.62cm" svg:height="0.955cm" svg:x="4.582cm" svg:y="9.977cm">
          <draw:text-box>
            <text:p text:style-name="P2">Datum </text:p>
            <text:p text:style-name="P2">schreiben</text:p>
          </draw:text-box>
        </draw:frame>
        <draw:frame draw:style-name="gr11" draw:text-style-name="P3" draw:layer="layout" svg:width="3.263cm" svg:height="0.955cm" svg:x="4.513cm" svg:y="10.978cm">
          <draw:text-box>
            <text:p text:style-name="P2">written= </text:p>
            <text:p text:style-name="P2">false</text:p>
          </draw:text-box>
        </draw:frame>
        <draw:frame draw:style-name="gr12" draw:text-style-name="P3" draw:layer="layout" svg:width="3.731cm" svg:height="0.955cm" svg:x="8.834cm" svg:y="10.074cm">
          <draw:text-box>
            <text:p text:style-name="P2">Datum </text:p>
            <text:p text:style-name="P2">Schreiben</text:p>
          </draw:text-box>
        </draw:frame>
        <draw:frame draw:style-name="gr13" draw:text-style-name="P3" draw:layer="layout" svg:width="5.2cm" svg:height="0.661cm" svg:x="15.695cm" svg:y="5.815cm">
          <draw:text-box>
            <text:p text:style-name="P2">writeActive</text:p>
          </draw:text-box>
        </draw:frame>
        <draw:frame draw:style-name="gr6" draw:text-style-name="P3" draw:layer="layout" svg:width="2.538cm" svg:height="0.659cm" svg:x="18.572cm" svg:y="6.556cm">
          <draw:text-box>
            <text:p text:style-name="P2">nein</text:p>
          </draw:text-box>
        </draw:frame>
        <draw:frame draw:style-name="gr5" draw:text-style-name="P3" draw:layer="layout" svg:width="1.577cm" svg:height="0.66cm" svg:x="13.841cm" svg:y="7.879cm">
          <draw:text-box>
            <text:p text:style-name="P2">ja</text:p>
          </draw:text-box>
        </draw:frame>
        <draw:frame draw:style-name="gr13" draw:text-style-name="P3" draw:layer="layout" svg:width="5.2cm" svg:height="0.661cm" svg:x="22.416cm" svg:y="4.396cm">
          <draw:text-box>
            <text:p text:style-name="P2">writeActive</text:p>
          </draw:text-box>
        </draw:frame>
        <draw:frame draw:style-name="gr13" draw:text-style-name="P3" draw:layer="layout" svg:width="5.2cm" svg:height="0.661cm" svg:x="14.602cm" svg:y="7.397cm">
          <draw:text-box>
            <text:p text:style-name="P2">Betrag</text:p>
          </draw:text-box>
        </draw:frame>
        <draw:frame draw:style-name="gr10" draw:text-style-name="P3" draw:layer="layout" svg:width="3.62cm" svg:height="0.955cm" svg:x="11.782cm" svg:y="8.687cm">
          <draw:text-box>
            <text:p text:style-name="P2">Betrag </text:p>
            <text:p text:style-name="P2">speichern</text:p>
          </draw:text-box>
        </draw:frame>
        <draw:frame draw:style-name="gr13" draw:text-style-name="P3" draw:layer="layout" svg:width="5.2cm" svg:height="0.661cm" svg:x="13.367cm" svg:y="10.689cm">
          <draw:text-box>
            <text:p text:style-name="P2">Line &gt; 10</text:p>
          </draw:text-box>
        </draw:frame>
        <draw:frame draw:style-name="gr10" draw:text-style-name="P3" draw:layer="layout" svg:width="3.62cm" svg:height="0.955cm" svg:x="12.607cm" svg:y="12.043cm">
          <draw:text-box>
            <text:p text:style-name="P2">Zeile </text:p>
            <text:p text:style-name="P2">schreiben</text:p>
          </draw:text-box>
        </draw:frame>
        <draw:frame draw:style-name="gr11" draw:text-style-name="P3" draw:layer="layout" svg:width="3.263cm" svg:height="0.955cm" svg:x="13.087cm" svg:y="13.204cm">
          <draw:text-box>
            <text:p text:style-name="P2">written= </text:p>
            <text:p text:style-name="P2">true</text:p>
          </draw:text-box>
        </draw:frame>
        <draw:frame draw:style-name="gr14" draw:text-style-name="P3" draw:layer="layout" svg:width="4.49cm" svg:height="0.955cm" svg:x="21.432cm" svg:y="5.653cm">
          <draw:text-box>
            <text:p text:style-name="P2">WriteActive=</text:p>
            <text:p text:style-name="P2">false</text:p>
          </draw:text-box>
        </draw:frame>
        <draw:frame draw:style-name="gr9" draw:text-style-name="P3" draw:layer="layout" svg:width="4.657cm" svg:height="0.955cm" svg:x="21.382cm" svg:y="6.88cm">
          <draw:text-box>
            <text:p text:style-name="P2">Speicherung </text:p>
            <text:p text:style-name="P2">Schreiben</text:p>
          </draw:text-box>
        </draw:frame>
        <draw:line draw:style-name="gr2" draw:text-style-name="P1" draw:layer="layout" svg:x1="21.385cm" svg:y1="7.863cm" svg:x2="27.486cm" svg:y2="7.879cm">
          <text:p/>
        </draw:line>
        <draw:line draw:style-name="gr2" draw:text-style-name="P1" draw:layer="layout" svg:x1="26.08cm" svg:y1="5.057cm" svg:x2="26.046cm" svg:y2="7.88cm">
          <text:p/>
        </draw:line>
        <draw:line draw:style-name="gr2" draw:text-style-name="P1" draw:layer="layout" svg:x1="21.316cm" svg:y1="6.702cm" svg:x2="26.114cm" svg:y2="6.702cm">
          <text:p/>
        </draw:line>
        <draw:frame draw:style-name="gr5" draw:text-style-name="P3" draw:layer="layout" svg:width="1.577cm" svg:height="0.66cm" svg:x="22cm" svg:y="4.846cm">
          <draw:text-box>
            <text:p text:style-name="P2">ja</text:p>
          </draw:text-box>
        </draw:frame>
        <draw:frame draw:style-name="gr5" draw:text-style-name="P3" draw:layer="layout" svg:width="2.538cm" svg:height="0.66cm" svg:x="25.978cm" svg:y="4.814cm">
          <draw:text-box>
            <text:p text:style-name="P2">nein</text:p>
          </draw:text-box>
        </draw:frame>
        <draw:line draw:style-name="gr2" draw:text-style-name="P4" draw:layer="layout" svg:x1="4.101cm" svg:y1="14.768cm" svg:x2="27.347cm" svg:y2="14.768cm">
          <text:p/>
        </draw:line>
        <draw:frame draw:style-name="gr15" draw:text-style-name="P3" draw:layer="layout" svg:width="2.432cm" svg:height="1.112cm" draw:transform="rotate (1.5707963267949) translate (19.363cm 11.681cm)">
          <draw:text-box>
            <text:p text:style-name="P2">don‘t write line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6T19:24:09.995000000</meta:creation-date>
    <dc:date>2017-07-16T20:23:18.149000000</dc:date>
    <meta:editing-duration>PT27M40S</meta:editing-duration>
    <meta:editing-cycles>11</meta:editing-cycles>
    <meta:generator>LibreOffice/5.2.6.2$Windows_x86 LibreOffice_project/a3100ed2409ebf1c212f5048fbe377c281438fdc</meta:generator>
    <meta:print-date>2017-07-16T20:16:02.191000000</meta:print-date>
    <meta:document-statistic meta:object-count="54"/>
  </office:meta>
</office:document-meta>
</file>